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778cm" fo:margin-left="0.228cm" table:align="left"/>
    </style:style>
    <style:style style:name="Tableau1.A" style:family="table-column">
      <style:table-column-properties style:column-width="16.778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text-properties officeooo:paragraph-rsid="001c87e4"/>
    </style:style>
    <style:style style:name="P2" style:family="paragraph" style:parent-style-name="Table_20_Contents">
      <style:paragraph-properties fo:margin-left="0cm" fo:margin-right="0cm" fo:margin-top="0cm" fo:margin-bottom="0.397cm" loext:contextual-spacing="false" fo:line-height="150%" fo:text-indent="0cm" style:auto-text-indent="false"/>
      <style:text-properties officeooo:paragraph-rsid="001c87e4"/>
    </style:style>
    <style:style style:name="P3" style:family="paragraph" style:parent-style-name="Table_20_Contents">
      <style:paragraph-properties fo:margin-left="0cm" fo:margin-right="0cm" fo:margin-top="0cm" fo:margin-bottom="0.397cm" loext:contextual-spacing="false" fo:line-height="100%" fo:text-indent="0cm" style:auto-text-indent="false"/>
      <style:text-properties officeooo:paragraph-rsid="001c87e4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c87e4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f0cc8" officeooo:paragraph-rsid="001c87e4"/>
    </style:style>
    <style:style style:name="P6" style:family="paragraph" style:parent-style-name="Table_20_Contents">
      <style:paragraph-properties fo:margin-left="0cm" fo:margin-right="0cm" fo:margin-top="0cm" fo:margin-bottom="0.095cm" loext:contextual-spacing="false" fo:line-height="100%" fo:text-indent="0cm" style:auto-text-indent="false"/>
      <style:text-properties officeooo:paragraph-rsid="001c87e4"/>
    </style:style>
    <style:style style:name="P7" style:family="paragraph" style:parent-style-name="Table_20_Contents">
      <style:paragraph-properties fo:margin-left="0cm" fo:margin-right="0cm" fo:margin-top="0.402cm" fo:margin-bottom="0.402cm" loext:contextual-spacing="false" fo:line-height="100%" fo:text-indent="0cm" style:auto-text-indent="false"/>
      <style:text-properties officeooo:paragraph-rsid="001c87e4"/>
    </style:style>
    <style:style style:name="P8" style:family="paragraph" style:parent-style-name="Table_20_Contents">
      <style:paragraph-properties fo:margin-left="0cm" fo:margin-right="0cm" fo:margin-top="0cm" fo:margin-bottom="0.196cm" loext:contextual-spacing="false" fo:line-height="100%" fo:text-indent="0cm" style:auto-text-indent="false"/>
      <style:text-properties officeooo:paragraph-rsid="001c87e4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8fbd" style:font-weight-asian="bold" style:font-weight-complex="bold"/>
    </style:style>
    <style:style style:name="T4" style:family="text">
      <style:text-properties fo:font-weight="bold" officeooo:rsid="001f0cc8" style:font-weight-asian="bold" style:font-weight-complex="bold"/>
    </style:style>
    <style:style style:name="T5" style:family="text">
      <style:text-properties fo:font-weight="bold" officeooo:rsid="0020d490"/>
    </style:style>
    <style:style style:name="T6" style:family="text">
      <style:text-properties fo:font-weight="bold" officeooo:rsid="001c87e4"/>
    </style:style>
    <style:style style:name="T7" style:family="text">
      <style:text-properties officeooo:rsid="001930cb"/>
    </style:style>
    <style:style style:name="T8" style:family="text">
      <style:text-properties fo:font-weight="normal" officeooo:rsid="001f0cc8" style:font-weight-asian="normal" style:font-weight-complex="normal"/>
    </style:style>
    <style:style style:name="T9" style:family="text">
      <style:text-properties fo:font-weight="normal" officeooo:rsid="001930cb" style:font-weight-asian="normal" style:font-weight-complex="normal"/>
    </style:style>
    <style:style style:name="T10" style:family="text">
      <style:text-properties fo:font-weight="normal" officeooo:rsid="0020d490" style:font-weight-asian="normal" style:font-weight-complex="normal"/>
    </style:style>
    <style:style style:name="T11" style:family="text">
      <style:text-properties fo:font-weight="normal" officeooo:rsid="001c87e4" style:font-weight-asian="normal" style:font-weight-complex="normal"/>
    </style:style>
    <style:style style:name="T12" style:family="text">
      <style:text-properties fo:font-style="normal" fo:font-weight="bold" officeooo:rsid="001930cb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a8fb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c87e4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officeooo:rsid="001930c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0cc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c87e4" style:font-style-asian="normal" style:font-weight-asian="normal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c87e4" style:font-style-asian="normal" style:font-style-complex="normal"/>
    </style:style>
    <style:style style:name="T20" style:family="text">
      <style:text-properties officeooo:rsid="001a660e"/>
    </style:style>
    <style:style style:name="T21" style:family="text">
      <style:text-properties officeooo:rsid="001a8fbd"/>
    </style:style>
    <style:style style:name="T22" style:family="text">
      <style:text-properties officeooo:rsid="001f0cc8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a8fbd" style:font-style-asian="italic" style:font-style-complex="italic"/>
    </style:style>
    <style:style style:name="T25" style:family="text">
      <style:text-properties fo:font-style="italic" officeooo:rsid="001f0cc8" style:font-style-asian="italic" style:font-style-complex="italic"/>
    </style:style>
    <style:style style:name="T26" style:family="text">
      <style:text-properties fo:font-style="italic" officeooo:rsid="001c87e4" style:font-style-asian="italic" style:font-style-complex="italic"/>
    </style:style>
    <style:style style:name="T27" style:family="text">
      <style:text-properties fo:font-style="italic" fo:font-weight="normal" officeooo:rsid="001c87e4" style:font-style-asian="italic" style:font-weight-asian="normal" style:font-style-complex="italic" style:font-weight-complex="normal"/>
    </style:style>
    <style:style style:name="T28" style:family="text">
      <style:text-properties officeooo:rsid="001e0ff7"/>
    </style:style>
    <style:style style:name="T29" style:family="text">
      <style:text-properties officeooo:rsid="0020d490"/>
    </style:style>
    <style:style style:name="T30" style:family="text">
      <style:text-properties officeooo:rsid="001c87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Strong_20_Emphasis"><text:span text:style-name="T1">Cas n°1.</text:span></text:span><text:span text:style-name="Strong_20_Emphasis"><text:span text:style-name="T6">2</text:span></text:span></text:p>
            <text:p text:style-name="P2"><text:bookmark text:name="r-2111661"/><text:span text:style-name="Strong_20_Emphasis"><text:span text:style-name="T1">Nom : </text:span></text:span><text:span text:style-name="T7">Commander une pizza</text:span> (package « Gestion des <text:span text:style-name="T7">commandes</text:span> »)<text:line-break/><text:span text:style-name="Strong_20_Emphasis"><text:span text:style-name="T1">Acteur(s) : </text:span></text:span><text:span text:style-name="Strong_20_Emphasis"><text:span text:style-name="T11">Vendeur</text:span></text:span><text:line-break/><text:span text:style-name="Strong_20_Emphasis"><text:span text:style-name="T1">Description : </text:span></text:span>L<text:span text:style-name="T7">e vendeur doit pouvoir valider une commande d’un client par téléphone ou en magasin.</text:span><text:line-break/><text:span text:style-name="Strong_20_Emphasis"><text:span text:style-name="T1">Auteur : </text:span></text:span><text:span text:style-name="T7">Mathieu Ferrandeau</text:span><text:line-break/><text:span text:style-name="Strong_20_Emphasis"><text:span text:style-name="T1">Date(s) : </text:span></text:span><text:span text:style-name="T7">27</text:span>/<text:span text:style-name="T7">02</text:span>/201<text:span text:style-name="T7">9</text:span> (première rédaction)</text:p>
            <text:p text:style-name="P4"><text:bookmark text:name="r-2130205"/><text:span text:style-name="Strong_20_Emphasis"><text:span text:style-name="T1">Pré-conditions : </text:span></text:span>L’utilisateur doit être authentifié en tant que <text:span text:style-name="T30">vendeur</text:span> (Cas d’utilisation « S’authentifier » – package « Authentification ») <text:span text:style-name="T30">et avoir renseigné les informations du client.</text:span><text:line-break/><text:span text:style-name="Strong_20_Emphasis"><text:span text:style-name="T1">Démarrage : </text:span></text:span>L’utilisateur a demandé la page « Consultation <text:span text:style-name="T7">la liste des pizzas</text:span> »<text:bookmark text:name="r-2111667"/><text:bookmark text:name="r-2111668"/></text:p>
          </table:table-cell>
        </table:table-row>
        <table:table-row table:style-name="Tableau1.2">
          <table:table-cell table:style-name="Tableau1.A1" office:value-type="string">
            <text:p text:style-name="P8"><text:span text:style-name="Strong_20_Emphasis"><text:span text:style-name="T1">DESCRIPTION</text:span></text:span></text:p>
            <text:p text:style-name="P8"><text:bookmark text:name="r-2111665"/><text:span text:style-name="Strong_20_Emphasis"><text:span text:style-name="T1">Le scénario nominal :</text:span></text:span></text:p>
            <text:p text:style-name="P4"><text:bookmark text:name="r-2111666"/>1. <text:span text:style-name="T2">Le système </text:span><text:span text:style-name="T9">fait appel au cas d’utilisation </text:span><text:span text:style-name="T8">interne</text:span><text:span text:style-name="T9"> « consulter la liste des pizza »</text:span>.<text:line-break/>2. <text:span text:style-name="Emphasis"><text:span text:style-name="T12">Le système </text:span></text:span><text:span text:style-name="Emphasis"><text:span text:style-name="T15">fait appel au cas d’utilisation </text:span></text:span><text:span text:style-name="Emphasis"><text:span text:style-name="T16">interne </text:span></text:span><text:span text:style-name="Emphasis"><text:span text:style-name="T15">« suivi des stocks »</text:span></text:span>.<text:line-break/><text:span text:style-name="T20">3</text:span>. <text:span text:style-name="Strong_20_Emphasis"><text:span text:style-name="T1">Le système </text:span></text:span>chaque <text:span text:style-name="T20">pizzas disponibles</text:span>.<text:line-break/><text:span text:style-name="T21">4</text:span>. <text:span text:style-name="Emphasis">L</text:span><text:span text:style-name="Emphasis"><text:span text:style-name="T22">e vendeur </text:span></text:span>sélectionne un<text:span text:style-name="T20">e ou plusieurs pizzas</text:span> parmi ce<text:span text:style-name="T20">lles</text:span> affiché<text:span text:style-name="T20">es à partir du choix du client</text:span>.</text:p>
            <text:p text:style-name="P4"><text:span text:style-name="T21">5. </text:span><text:span text:style-name="T24">L</text:span><text:span text:style-name="T25">e </text:span><text:span text:style-name="T26">vendeur</text:span><text:span text:style-name="T24"> valide </text:span><text:span text:style-name="T26">la commande du client</text:span><text:span text:style-name="T24">.</text:span><text:line-break/><text:span text:style-name="T21">6</text:span>. <text:span text:style-name="Strong_20_Emphasis"><text:span text:style-name="T27">Si le client règle sur place </text:span></text:span><text:span text:style-name="Strong_20_Emphasis"><text:span text:style-name="T14">le système</text:span></text:span><text:span text:style-name="Strong_20_Emphasis"><text:span text:style-name="T27"> fait appel au cas d’utilisation interne « Règlement d’une commande »</text:span></text:span><text:span text:style-name="T21">.</text:span><text:line-break/><text:span text:style-name="T21">7</text:span>.<text:span text:style-name="Emphasis"><text:span text:style-name="T3"> </text:span></text:span><text:span text:style-name="Emphasis"><text:span text:style-name="T13">Le système </text:span></text:span><text:span text:style-name="T21">valide et enregistre définitivement la commande</text:span>.<text:line-break/>8. <text:span text:style-name="Strong_20_Emphasis"><text:span text:style-name="T1">Le système </text:span></text:span><text:span text:style-name="Strong_20_Emphasis"><text:span text:style-name="T17">affiche</text:span></text:span> <text:bookmark text:name="r-2111672"/><text:bookmark text:name="r-2111671"/><text:span text:style-name="T21">un récapitulatif de l’achat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Strong_20_Emphasis"><text:span text:style-name="T1">Les scénarios alternatifs :</text:span></text:span></text:p>
            <text:p text:style-name="P4"><text:span text:style-name="T21">4</text:span>.a <text:span text:style-name="T25">Le client</text:span><text:span text:style-name="Emphasis"><text:span text:style-name="T24"> </text:span></text:span><text:span text:style-name="T23">décide </text:span><text:span text:style-name="T26">d’annuler sa commande</text:span><text:span text:style-name="T24">.</text:span><text:line-break/><text:span text:style-name="T28">6</text:span>.<text:span text:style-name="T28">a</text:span> <text:span text:style-name="Emphasis"><text:span text:style-name="T28">Le client</text:span></text:span><text:span text:style-name="Emphasis"> </text:span><text:span text:style-name="Emphasis"><text:span text:style-name="T19">passe sa commande par téléphone et réglera directement avec le livreur</text:span></text:span><text:span text:style-name="T18">.</text:span><text:line-break/><text:span text:style-name="T28">6</text:span>.<text:span text:style-name="T28">b</text:span> <text:span text:style-name="T27">Le paiement sur place échoue.</text:span><text:line-break/>7.<text:span text:style-name="T22">a La validation définitive de la commande n’a pas fonctionné. </text:span><text:span text:style-name="T4">Le système </text:span><text:span text:style-name="T8">affiche un message d’erreur invitant l’</text:span><text:span text:style-name="T11">utilisateur</text:span><text:span text:style-name="T8"> à recommencer.</text:span><text:bookmark text:name="r-2111675"/><text:bookmark text:name="r-2111676"/></text:p>
          </table:table-cell>
        </table:table-row>
        <table:table-row table:style-name="Tableau1.2">
          <table:table-cell table:style-name="Tableau1.A1" office:value-type="string">
            <text:p text:style-name="P4"><text:span text:style-name="Strong_20_Emphasis"><text:span text:style-name="T1">Fin : </text:span></text:span></text:p>
            <text:p text:style-name="P4"><text:span text:style-name="T2">Scénario nominal :</text:span> <text:span text:style-name="T29">après le point 8</text:span>, sur décision de l’utilisateur.</text:p>
            <text:p text:style-name="P5"><text:span text:style-name="T2">Scénario alternatif : </text:span>après le point 6.<text:span text:style-name="T30">b</text:span> ou 7 si l’enregistrement du paiement ou de la commande ne fonctionne pas.</text:p>
            <text:p text:style-name="P4"><text:bookmark text:name="r-2111679"/><text:bookmark text:name="r-2111678"/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Strong_20_Emphasis"><text:span text:style-name="T1">Post-conditions : </text:span></text:span></text:p>
            <text:p text:style-name="P4"><text:span text:style-name="Strong_20_Emphasis"><text:span text:style-name="T5">Scénario nominal : </text:span></text:span><text:span text:style-name="Strong_20_Emphasis"><text:span text:style-name="T10">La commande et le règlement sont enregistrés dans une base de données.</text:span></text:span></text:p>
            <text:p text:style-name="P4"><text:span text:style-name="Strong_20_Emphasis"><text:span text:style-name="T10"/></text:span></text:p>
          </table:table-cell>
        </table:table-row>
        <text:soft-page-break/>
        <table:table-row table:style-name="Tableau1.2">
          <table:table-cell table:style-name="Tableau1.A1" office:value-type="string">
            <text:p text:style-name="P6"><text:span text:style-name="Strong_20_Emphasis"><text:span text:style-name="T5">COMPLÉMENTS</text:span></text:span></text:p>
            <text:p text:style-name="P6"><text:bookmark text:name="r-2111681"/><text:span text:style-name="Strong_20_Emphasis"><text:span text:style-name="T1">Ergonomie : </text:span></text:span></text:p>
            <text:p text:style-name="P7"><text:bookmark text:name="r-2111682"/>L’affichage des <text:span text:style-name="T29">pizzas</text:span> devra se faire par groupe de <text:span text:style-name="T29">10</text:span> produits<text:bookmark text:name="r-2111687"/><text:bookmark text:name="r-2111688"/> <text:span text:style-name="T29">avec une photo et une description pour chacune des pizzas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5:41:48.922007784</meta:creation-date>
    <dc:date>2019-03-04T16:39:03.047630258</dc:date>
    <meta:editing-duration>PT1M34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17" meta:word-count="309" meta:character-count="1908" meta:non-whitespace-character-count="1612"/>
  </office:meta>
</office:document-meta>
</file>